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8e6d" officeooo:paragraph-rsid="00068e6d"/>
    </style:style>
    <style:style style:name="P2" style:family="paragraph" style:parent-style-name="Standard">
      <style:text-properties fo:font-weight="normal" officeooo:rsid="00068e6d" officeooo:paragraph-rsid="00068e6d" style:font-weight-asian="normal" style:font-weight-complex="normal"/>
    </style:style>
    <style:style style:name="P3" style:family="paragraph" style:parent-style-name="Standard">
      <style:text-properties fo:font-weight="normal" officeooo:rsid="00089cc5" officeooo:paragraph-rsid="00089cc5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089cc5" officeooo:paragraph-rsid="00089cc5" style:font-weight-asian="normal" style:font-weight-complex="normal"/>
    </style:style>
    <style:style style:name="P5" style:family="paragraph" style:parent-style-name="Standard">
      <style:text-properties fo:font-weight="normal" officeooo:rsid="0008f6d7" officeooo:paragraph-rsid="0008f6d7" style:font-weight-asian="normal" style:font-weight-complex="normal"/>
    </style:style>
    <style:style style:name="P6" style:family="paragraph" style:parent-style-name="Standard" style:list-style-name="L2">
      <style:text-properties fo:font-weight="normal" officeooo:rsid="0008f6d7" officeooo:paragraph-rsid="0008f6d7" style:font-weight-asian="normal" style:font-weight-complex="normal"/>
    </style:style>
    <style:style style:name="P7" style:family="paragraph" style:parent-style-name="Standard">
      <style:text-properties fo:font-weight="normal" officeooo:rsid="00096858" officeooo:paragraph-rsid="00096858" style:font-weight-asian="normal" style:font-weight-complex="normal"/>
    </style:style>
    <style:style style:name="P8" style:family="paragraph" style:parent-style-name="Standard">
      <style:text-properties fo:font-weight="normal" officeooo:rsid="00096858" officeooo:paragraph-rsid="000ac068" style:font-weight-asian="normal" style:font-weight-complex="normal"/>
    </style:style>
    <style:style style:name="P9" style:family="paragraph" style:parent-style-name="Standard" style:list-style-name="L3">
      <style:text-properties fo:font-weight="normal" officeooo:rsid="00096858" officeooo:paragraph-rsid="000ac068" style:font-weight-asian="normal" style:font-weight-complex="normal"/>
    </style:style>
    <style:style style:name="P10" style:family="paragraph" style:parent-style-name="Standard">
      <style:text-properties fo:font-weight="normal" officeooo:rsid="000b7ec8" officeooo:paragraph-rsid="000b7ec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89cc5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0ac068"/>
    </style:style>
    <style:style style:name="T5" style:family="text">
      <style:text-properties style:font-name="Liberation Serif1"/>
    </style:style>
    <style:style style:name="T6" style:family="text">
      <style:text-properties style:font-name="Liberation Serif1" officeooo:rsid="00096858"/>
    </style:style>
    <style:style style:name="T7" style:family="text">
      <style:text-properties style:font-name="Liberation Serif1" officeooo:rsid="000a0a53"/>
    </style:style>
    <style:style style:name="T8" style:family="text">
      <style:text-properties style:font-name="Liberation Serif1" officeooo:rsid="000ac06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 Type: <text:span text:style-name="T1">Inhomogeneous thin layer coats a homogeneous scatterer in a homogeneous space. </text:span></text:p>
      <text:p text:style-name="P1"><text:span text:style-name="T1"/></text:p>
      <text:p text:style-name="P2"><text:span text:style-name="T2">General </text:span>Approaches: </text:p>
      <text:p text:style-name="P3">1. Use surface IE for the homogeneous core and background. Use volume IE for the region where <text:span text:style-name="T3">ε</text:span><text:span text:style-name="T5">(x) and </text:span><text:span text:style-name="T3">μ</text:span><text:span text:style-name="T5">(x) vary </text:span><text:span text:style-name="T6">(volume-surface integral equation [VSIE]).</text:span></text:p>
      <text:list text:style-name="L1">
        <text:list-item>
          <text:p text:style-name="P4"><text:a xlink:type="simple" xlink:href="https://agupubs.onlinelibrary.wiley.com/doi/full/10.1029/2002RS002610?utm_source=chatgpt.com" text:style-name="Internet_20_link" text:visited-style-name="Visited_20_Internet_20_Link"><text:span text:style-name="T6">https://agupubs.onlinelibrary.wiley.com/doi/full/10.1029/2002RS002610</text:span></text:a></text:p>
        </text:list-item>
      </text:list>
      <text:p text:style-name="P7"><text:span text:style-name="T6">Y</text:span><text:span text:style-name="T5">our unknowns are a surface current on inner/outer boundary and a volume current in the inhomogeneous region.</text:span></text:p>
      <text:p text:style-name="P3"><text:span text:style-name="T6"/></text:p>
      <text:p text:style-name="P5"><text:span text:style-name="T5">2. </text:span><text:span text:style-name="T6">Pure SIE approach. If the layer is electrically thin (kt &lt;&lt; 1), you can use asymptotic </text:span><text:span text:style-name="T7">analysis</text:span><text:span text:style-name="T6"> to collapse the IE into a surface operator on the core surface. </text:span><text:span text:style-name="T7">Could QBX have any advantage here?</text:span></text:p>
      <text:list text:style-name="L2">
        <text:list-item>
          <text:p text:style-name="P6"><text:a xlink:type="simple" xlink:href="https://www.researchgate.net/publication/29605526_High_Order_Generalized_Impedance_Boundary_Conditions_in_Electromagnetic_Scattering_Problems" text:style-name="Internet_20_link" text:visited-style-name="Visited_20_Internet_20_Link"><text:span text:style-name="T7">https://www.researchgate.net/publication/29605526_High_Order_Generalized_Impedance_Boundary_Conditions_in_Electromagnetic_Scattering_Problems</text:span></text:a></text:p>
        </text:list-item>
      </text:list>
      <text:p text:style-name="P5"><text:span text:style-name="T6"/></text:p>
      <text:p text:style-name="P8"><text:span text:style-name="T5">3. </text:span><text:span text:style-name="T8">Meta-surfaces (t &lt;&lt; </text:span><text:span text:style-name="T4">λ</text:span><text:span text:style-name="T8">) [takes into account discontinuous changes of the tangential components]</text:span></text:p>
      <text:list text:style-name="L3">
        <text:list-item>
          <text:p text:style-name="P9"><text:a xlink:type="simple" xlink:href="https://ietresearch.onlinelibrary.wiley.com/doi/10.1049/mia2.70012" text:style-name="Internet_20_link" text:visited-style-name="Visited_20_Internet_20_Link"><text:span text:style-name="T5">https://ietresearch.onlinelibrary.wiley.com/doi/10.1049/mia2.70012</text:span></text:a></text:p>
        </text:list-item>
      </text:list>
      <text:p text:style-name="P10"><text:span text:style-name="T5">The surface itself has a impedance and susceptibility. </text:span></text:p>
      <text:p text:style-name="P7"><text:span text:style-name="T5"/>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6T16:06:41.407256631</meta:creation-date>
    <dc:date>2025-10-26T16:31:49.630963072</dc:date>
    <meta:editing-duration>PT25M5S</meta:editing-duration>
    <meta:editing-cycles>8</meta:editing-cycles>
    <meta:generator>LibreOffice/24.2.7.2$Linux_X86_64 LibreOffice_project/420$Build-2</meta:generator>
    <meta:document-statistic meta:table-count="0" meta:image-count="0" meta:object-count="0" meta:page-count="1" meta:paragraph-count="10" meta:word-count="121" meta:character-count="1005" meta:non-whitespace-character-count="894"/>
  </office:meta>
</office:document-meta>
</file>